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Poller.set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.setDirectory( FileObject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.pol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ePoller.processFile( FileObject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ilePoller.setDeleteFile( boolean delet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.setFileSystemManager( FileSystemManager fileSystem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.getFileSystem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Poller.processFileAndDelete( FileObject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ePoller.ge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.setSelector( Fil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.getWorking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.get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.pollFile( final FileObject a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lePoller.setMarshaler( File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.isDelet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